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Text_20_body">
      <style:paragraph-properties fo:margin-top="0in" fo:margin-bottom="0in"/>
    </style:style>
    <style:style style:name="P2"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Text_20_body">
      <style:paragraph-properties fo:margin-top="0in" fo:margin-bottom="0in"/>
    </style:style>
    <style:style style:name="P10" style:family="paragraph" style:parent-style-name="Text_20_body">
      <style:paragraph-properties fo:margin-top="0in" fo:margin-bottom="0in"/>
      <style:text-properties style:text-underline-style="none"/>
    </style:style>
    <style:style style:name="P11"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2" style:family="paragraph" style:parent-style-name="Contents_20_2">
      <style:paragraph-properties>
        <style:tab-stops>
          <style:tab-stop style:position="6.9252in" style:type="right" style:leader-style="dotted" style:leader-text="."/>
        </style:tab-stops>
      </style:paragraph-properties>
    </style:style>
    <style:style style:name="P13" style:family="paragraph" style:parent-style-name="Contents_20_1">
      <style:paragraph-properties>
        <style:tab-stops>
          <style:tab-stop style:position="6.9252in" style:type="right" style:leader-style="dotted" style:leader-text="."/>
        </style:tab-stops>
      </style:paragraph-properties>
    </style:style>
    <style:style style:name="P14" style:family="paragraph" style:parent-style-name="Heading_20_1" style:master-page-name="First_20_Page">
      <style:paragraph-properties style:page-number="auto"/>
    </style:style>
    <style:style style:name="P15" style:family="paragraph" style:parent-style-name="Text_20_body">
      <style:paragraph-properties fo:margin-top="0in" fo:margin-bottom="0in"/>
    </style:style>
    <style:style style:name="P16" style:family="paragraph" style:parent-style-name="Text_20_body" style:list-style-name="L1">
      <style:paragraph-properties fo:margin-top="0in" fo:margin-bottom="0in"/>
    </style:style>
    <style:style style:name="P17" style:family="paragraph" style:parent-style-name="Text_20_body" style:list-style-name="L2">
      <style:paragraph-properties fo:margin-top="0in" fo:margin-bottom="0in"/>
    </style:style>
    <style:style style:name="P18" style:family="paragraph" style:parent-style-name="Text_20_body" style:list-style-name="L3">
      <style:paragraph-properties fo:margin-top="0in" fo:margin-bottom="0in"/>
    </style:style>
    <style:style style:name="P19" style:family="paragraph" style:parent-style-name="Text_20_body" style:list-style-name="L4">
      <style:paragraph-properties fo:margin-top="0in" fo:margin-bottom="0in"/>
    </style:style>
    <style:style style:name="P20" style:family="paragraph" style:parent-style-name="Text_20_body" style:list-style-name="L5">
      <style:paragraph-properties fo:margin-top="0in" fo:margin-bottom="0in"/>
    </style:style>
    <style:style style:name="P2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2"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23" style:family="paragraph">
      <style:paragraph-properties style:writing-mode="lr-tb"/>
    </style:style>
    <style:style style:name="P24"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text-underline-style="solid" style:text-underline-width="auto" style:text-underline-color="font-color"/>
    </style:style>
    <style:style style:name="T5" style:family="text">
      <style:text-properties style:text-underline-style="none"/>
    </style:style>
    <style:style style:name="T6" style:family="text">
      <style:text-properties style:use-window-font-color="true"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T7"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8" style:family="text">
      <style:text-properties style:use-window-font-color="true" style:font-name="Times New Roman" fo:language="en" fo:country="US" style:font-name-asian="Times New Roman" style:font-name-complex="Times New Roman" style:language-complex="ar" style:country-complex="SA"/>
    </style:style>
    <style:style style:name="T9" style:family="text">
      <style:text-properties style:use-window-font-color="true" fo:font-size="12pt" fo:language="en" fo:country="US" style:font-size-asian="12pt" style:font-size-complex="12pt" style:language-complex="ar" style:country-complex="SA"/>
    </style:style>
    <style:style style:name="T10" style:family="text">
      <style:text-properties style:use-window-font-color="true" fo:language="en" fo:country="US" style:language-complex="ar" style:country-complex="SA"/>
    </style:style>
    <style:style style:name="T11" style:family="text">
      <style:text-properties style:use-window-font-color="true" fo:font-size="11pt" fo:language="en" fo:country="US" style:font-size-asian="11pt" style:font-size-complex="11pt" style:language-complex="ar" style:country-complex="SA"/>
    </style:style>
    <style:style style:name="T12"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831837056" text:id="ct831837056">
          <text:deletion>
            <office:change-info>
              <dc:creator>Bob Jacobsen</dc:creator>
              <dc:date>2012-06-15T11:20:00</dc:date>
            </office:change-info>
            <text:p text:style-name="P1">two</text:p>
          </text:deletion>
        </text:changed-region>
        <text:changed-region xml:id="ct831837296" text:id="ct831837296">
          <text:insertion>
            <office:change-info>
              <dc:creator>Bob Jacobsen</dc:creator>
              <dc:date>2012-06-15T11:20:00</dc:date>
            </office:change-info>
          </text:insertion>
        </text:changed-region>
        <text:changed-region xml:id="ct803094832" text:id="ct803094832">
          <text:insertion>
            <office:change-info>
              <dc:creator>Bob Jacobsen</dc:creator>
              <dc:date>2012-06-15T11:20:00</dc:date>
            </office:change-info>
          </text:insertion>
        </text:changed-region>
        <text:changed-region xml:id="ct832030160" text:id="ct832030160">
          <text:insertion>
            <office:change-info>
              <dc:creator>Bob Jacobsen</dc:creator>
              <dc:date>2012-06-15T11:20:00</dc:date>
            </office:change-info>
          </text:insertion>
        </text:changed-region>
        <text:changed-region xml:id="ct832030256" text:id="ct832030256">
          <text:insertion>
            <office:change-info>
              <dc:creator>Bob Jacobsen</dc:creator>
              <dc:date>2012-06-15T11:21:00</dc:date>
            </office:change-info>
          </text:insertion>
        </text:changed-region>
        <text:changed-region xml:id="ct832030384" text:id="ct832030384">
          <text:insertion>
            <office:change-info>
              <dc:creator>Bob Jacobsen</dc:creator>
              <dc:date>2012-06-15T11:22:00</dc:date>
            </office:change-info>
          </text:insertion>
        </text:changed-region>
        <text:changed-region xml:id="ct803094544" text:id="ct803094544">
          <text:insertion>
            <office:change-info>
              <dc:creator>Bob Jacobsen</dc:creator>
              <dc:date>2012-06-15T11:23:00</dc:date>
            </office:change-info>
          </text:insertion>
        </text:changed-region>
        <text:changed-region xml:id="ct832104128" text:id="ct832104128">
          <text:deletion>
            <office:change-info>
              <dc:creator>Bob Jacobsen</dc:creator>
              <dc:date>2012-06-15T11:22:00</dc:date>
            </office:change-info>
            <text:p text:style-name="P1">, perhaps in addition to use of the Memory Configuration Protocol</text:p>
          </text:deletion>
        </text:changed-region>
        <text:changed-region xml:id="ct832104224" text:id="ct832104224">
          <text:insertion>
            <office:change-info>
              <dc:creator>Bob Jacobsen</dc:creator>
              <dc:date>2012-06-15T11:35:00</dc:date>
            </office:change-info>
          </text:insertion>
        </text:changed-region>
        <text:changed-region xml:id="ct832104448" text:id="ct832104448">
          <text:deletion>
            <office:change-info>
              <dc:creator>Bob Jacobsen</dc:creator>
              <dc:date>2012-06-15T11:35:00</dc:date>
            </office:change-info>
            <text:p text:style-name="P1">special</text:p>
          </text:deletion>
        </text:changed-region>
        <text:changed-region xml:id="ct831788272" text:id="ct831788272">
          <text:insertion>
            <office:change-info>
              <dc:creator>Bob Jacobsen</dc:creator>
              <dc:date>2012-06-15T11:35:00</dc:date>
            </office:change-info>
          </text:insertion>
        </text:changed-region>
        <text:changed-region xml:id="ct831788400" text:id="ct831788400">
          <text:deletion>
            <office:change-info>
              <dc:creator>Bob Jacobsen</dc:creator>
              <dc:date>2012-06-15T11:22:00</dc:date>
            </office:change-info>
            <text:p text:style-name="P1">.</text:p>
          </text:deletion>
        </text:changed-region>
        <text:changed-region xml:id="ct831788544" text:id="ct831788544">
          <text:insertion>
            <office:change-info>
              <dc:creator>Bob Jacobsen</dc:creator>
              <dc:date>2012-06-15T11:22:00</dc:date>
            </office:change-info>
          </text:insertion>
        </text:changed-region>
        <text:changed-region xml:id="ct831788672" text:id="ct831788672">
          <text:insertion>
            <office:change-info>
              <dc:creator>Bob Jacobsen</dc:creator>
              <dc:date>2012-06-15T11:23:00</dc:date>
            </office:change-info>
          </text:insertion>
        </text:changed-region>
        <text:changed-region xml:id="ct831790624" text:id="ct831790624">
          <text:insertion>
            <office:change-info>
              <dc:creator>Bob Jacobsen</dc:creator>
              <dc:date>2012-06-15T11:50:00</dc:date>
            </office:change-info>
          </text:insertion>
        </text:changed-region>
        <text:changed-region xml:id="ct831790752" text:id="ct831790752">
          <text:insertion>
            <office:change-info>
              <dc:creator>Bob Jacobsen</dc:creator>
              <dc:date>2012-06-15T11:51:00</dc:date>
            </office:change-info>
          </text:insertion>
        </text:changed-region>
        <text:changed-region xml:id="ct831790848" text:id="ct831790848">
          <text:deletion>
            <office:change-info>
              <dc:creator>Bob Jacobsen</dc:creator>
              <dc:date>2012-06-15T11:46:00</dc:date>
            </office:change-info>
            <text:p text:style-name="Standard"><text:s/></text:p>
            <text:p text:style-name="Standard"/>
          </text:deletion>
        </text:changed-region>
        <text:changed-region xml:id="ct831790944" text:id="ct831790944">
          <text:insertion>
            <office:change-info>
              <dc:creator>Bob Jacobsen</dc:creator>
              <dc:date>2012-06-15T11:46:00</dc:date>
            </office:change-info>
          </text:insertion>
        </text:changed-region>
        <text:changed-region xml:id="ct398423664" text:id="ct398423664">
          <text:insertion>
            <office:change-info>
              <dc:creator>Bob Jacobsen</dc:creator>
              <dc:date>2012-07-08T21:07:00</dc:date>
            </office:change-info>
          </text:insertion>
        </text:changed-region>
        <text:changed-region xml:id="ct801291840" text:id="ct801291840">
          <text:insertion>
            <office:change-info>
              <dc:creator>Bob Jacobsen</dc:creator>
              <dc:date>2012-07-08T21:08:00</dc:date>
            </office:change-info>
          </text:insertion>
        </text:changed-region>
        <text:changed-region xml:id="ct831925680" text:id="ct831925680">
          <text:insertion>
            <office:change-info>
              <dc:creator>Bob Jacobsen</dc:creator>
              <dc:date>2012-07-08T21:12:00</dc:date>
            </office:change-info>
          </text:insertion>
        </text:changed-region>
        <text:changed-region xml:id="ct397557232" text:id="ct397557232">
          <text:insertion>
            <office:change-info>
              <dc:creator>Bob Jacobsen</dc:creator>
              <dc:date>2012-07-08T21:27:00</dc:date>
            </office:change-info>
          </text:insertion>
        </text:changed-region>
        <text:changed-region xml:id="ct540746816" text:id="ct540746816">
          <text:insertion>
            <office:change-info>
              <dc:creator>Bob Jacobsen</dc:creator>
              <dc:date>2012-07-08T21:20:00</dc:date>
            </office:change-info>
          </text:insertion>
        </text:changed-region>
        <text:changed-region xml:id="ct831791296" text:id="ct831791296">
          <text:deletion>
            <office:change-info>
              <dc:creator>Bob Jacobsen</dc:creator>
              <dc:date>2012-06-15T11:25:00</dc:date>
            </office:change-info>
            <text:p text:style-name="Text_20_body">This is a working note in which we are developing recommendations for “Abbreviated Configuration Description Information” (ACDI). </text:p>
            <text:p text:style-name="P1"/>
            <text:p text:style-name="P1"/>
            <text:p text:style-name="Text_20_body">Something like:</text:p>
          </text:deletion>
        </text:changed-region>
        <text:changed-region xml:id="ct831791424" text:id="ct831791424">
          <text:insertion>
            <office:change-info>
              <dc:creator>Bob Jacobsen</dc:creator>
              <dc:date>2012-06-15T11:25:00</dc:date>
            </office:change-info>
          </text:insertion>
        </text:changed-region>
        <text:changed-region xml:id="ct831579248" text:id="ct831579248">
          <text:insertion>
            <office:change-info>
              <dc:creator>Bob Jacobsen</dc:creator>
              <dc:date>2012-06-15T11:25:00</dc:date>
            </office:change-info>
          </text:insertion>
        </text:changed-region>
        <text:changed-region xml:id="ct831791840" text:id="ct831791840">
          <text:insertion>
            <office:change-info>
              <dc:creator>Bob Jacobsen</dc:creator>
              <dc:date>2012-06-15T11:38:00</dc:date>
            </office:change-info>
          </text:insertion>
        </text:changed-region>
        <text:changed-region xml:id="ct831791968" text:id="ct831791968">
          <text:deletion>
            <office:change-info>
              <dc:creator>Bob Jacobsen</dc:creator>
              <dc:date>2012-06-15T11:38:00</dc:date>
            </office:change-info>
            <text:p text:style-name="P1">*) Node version? (Covers hardware and software versions)</text:p>
            <text:p text:style-name="P1"/>
          </text:deletion>
        </text:changed-region>
        <text:changed-region xml:id="ct287989408" text:id="ct287989408">
          <text:deletion>
            <office:change-info>
              <dc:creator>Bob Jacobsen</dc:creator>
              <dc:date>2012-06-15T11:26:00</dc:date>
            </office:change-info>
            <text:p text:style-name="P1">Location </text:p>
          </text:deletion>
        </text:changed-region>
        <text:changed-region xml:id="ct858918640" text:id="ct858918640">
          <text:insertion>
            <office:change-info>
              <dc:creator>Bob Jacobsen</dc:creator>
              <dc:date>2012-06-15T11:26:00</dc:date>
            </office:change-info>
          </text:insertion>
        </text:changed-region>
        <text:changed-region xml:id="ct523268464" text:id="ct523268464">
          <text:deletion>
            <office:change-info>
              <dc:creator>Bob Jacobsen</dc:creator>
              <dc:date>2012-06-15T11:26:00</dc:date>
            </office:change-info>
            <text:p text:style-name="P1">(or a more general comment field? Or both?) </text:p>
          </text:deletion>
        </text:changed-region>
        <text:changed-region xml:id="ct287706336" text:id="ct287706336">
          <text:insertion>
            <office:change-info>
              <dc:creator>Bob Jacobsen</dc:creator>
              <dc:date>2012-06-15T12:20:00</dc:date>
            </office:change-info>
          </text:insertion>
        </text:changed-region>
        <text:changed-region xml:id="ct859654944" text:id="ct859654944">
          <text:deletion>
            <office:change-info>
              <dc:creator>Bob Jacobsen</dc:creator>
              <dc:date>2012-06-15T12:10:00</dc:date>
            </office:change-info>
            <text:p text:style-name="P1">originally, but now less based on extended CAN </text:p>
          </text:deletion>
        </text:changed-region>
        <text:changed-region xml:id="ct859639824" text:id="ct859639824">
          <text:deletion>
            <office:change-info>
              <dc:creator>Bob Jacobsen</dc:creator>
              <dc:date>2012-06-15T11:26:00</dc:date>
            </office:change-info>
            <text:p text:style-name="P1">Proposed content:</text:p>
          </text:deletion>
        </text:changed-region>
        <text:changed-region xml:id="ct859450880" text:id="ct859450880">
          <text:insertion>
            <office:change-info>
              <dc:creator>Bob Jacobsen</dc:creator>
              <dc:date>2012-06-15T11:26:00</dc:date>
            </office:change-info>
          </text:insertion>
        </text:changed-region>
        <text:changed-region xml:id="ct858802768" text:id="ct858802768">
          <text:deletion>
            <office:change-info>
              <dc:creator>Bob Jacobsen</dc:creator>
              <dc:date>2012-06-15T11:27:00</dc:date>
            </office:change-info>
            <text:p text:style-name="P1">.</text:p>
          </text:deletion>
        </text:changed-region>
        <text:changed-region xml:id="ct859423744" text:id="ct859423744">
          <text:insertion>
            <office:change-info>
              <dc:creator>Bob Jacobsen</dc:creator>
              <dc:date>2012-06-15T11:27:00</dc:date>
            </office:change-info>
          </text:insertion>
        </text:changed-region>
        <text:changed-region xml:id="ct859452176" text:id="ct859452176">
          <text:deletion>
            <office:change-info>
              <dc:creator>Bob Jacobsen</dc:creator>
              <dc:date>2012-06-15T11:27:00</dc:date>
            </office:change-info>
            <text:p text:style-name="P1"/>
            <text:p text:style-name="P1">(String means zero terminated)</text:p>
          </text:deletion>
        </text:changed-region>
        <text:changed-region xml:id="ct527604624" text:id="ct527604624">
          <text:insertion>
            <office:change-info>
              <dc:creator>Bob Jacobsen</dc:creator>
              <dc:date>2012-07-08T21:28:00</dc:date>
            </office:change-info>
          </text:insertion>
        </text:changed-region>
        <text:changed-region xml:id="ct398078736" text:id="ct398078736">
          <text:insertion>
            <office:change-info>
              <dc:creator>Bob Jacobsen</dc:creator>
              <dc:date>2012-07-08T21:29:00</dc:date>
            </office:change-info>
          </text:insertion>
        </text:changed-region>
        <text:changed-region xml:id="ct540204896" text:id="ct540204896">
          <text:insertion>
            <office:change-info>
              <dc:creator>Bob Jacobsen</dc:creator>
              <dc:date>2012-07-08T21:30:00</dc:date>
            </office:change-info>
          </text:insertion>
        </text:changed-region>
        <text:changed-region xml:id="ct831592704" text:id="ct831592704">
          <text:deletion>
            <office:change-info>
              <dc:creator>Bob Jacobsen</dc:creator>
              <dc:date>2012-06-15T11:42:00</dc:date>
            </office:change-info>
            <text:p text:style-name="P1">D</text:p>
          </text:deletion>
        </text:changed-region>
        <text:changed-region xml:id="ct831792368" text:id="ct831792368">
          <text:insertion>
            <office:change-info>
              <dc:creator>Bob Jacobsen</dc:creator>
              <dc:date>2012-06-15T11:35:00</dc:date>
            </office:change-info>
          </text:insertion>
        </text:changed-region>
        <text:changed-region xml:id="ct539018752" text:id="ct539018752">
          <text:insertion>
            <office:change-info>
              <dc:creator>Bob Jacobsen</dc:creator>
              <dc:date>2012-06-15T11:36:00</dc:date>
            </office:change-info>
          </text:insertion>
        </text:changed-region>
        <text:changed-region xml:id="ct832099280" text:id="ct832099280">
          <text:insertion>
            <office:change-info>
              <dc:creator>Bob Jacobsen</dc:creator>
              <dc:date>2012-06-15T11:48:00</dc:date>
            </office:change-info>
          </text:insertion>
        </text:changed-region>
        <text:changed-region xml:id="ct832008752" text:id="ct832008752">
          <text:deletion>
            <office:change-info>
              <dc:creator>Bob Jacobsen</dc:creator>
              <dc:date>2012-06-15T11:45:00</dc:date>
            </office:change-info>
            <text:h text:style-name="Heading_20_2" text:outline-level="2">Simple Node Identification Information</text:h>
          </text:deletion>
        </text:changed-region>
        <text:changed-region xml:id="ct832008848" text:id="ct832008848">
          <text:insertion>
            <office:change-info>
              <dc:creator>Bob Jacobsen</dc:creator>
              <dc:date>2012-06-15T11:45:00</dc:date>
            </office:change-info>
          </text:insertion>
        </text:changed-region>
        <text:changed-region xml:id="ct832008944" text:id="ct832008944">
          <text:deletion>
            <office:change-info>
              <dc:creator>Bob Jacobsen</dc:creator>
              <dc:date>2012-06-15T11:45:00</dc:date>
            </office:change-info>
            <text:h text:style-name="Heading_20_2" text:outline-level="2"/>
            <text:p text:style-name="P1">(Should this be moved to another doc?)</text:p>
            <text:p text:style-name="P1">There is a need for something for tiny nodes, that uses a single message instead of datagrams and configuration. This allows getting getting the information with a bare minimum of support at the requested node end, so long as the requesting node can be sure to handle it.</text:p>
            <text:p text:style-name="P1"/>
            <text:p text:style-name="P1"/>
            <text:p text:style-name="Text_20_body">Paragraphs for TN</text:p>
          </text:deletion>
        </text:changed-region>
        <text:changed-region xml:id="ct832009344" text:id="ct832009344">
          <text:deletion>
            <office:change-info>
              <dc:creator>Bob Jacobsen</dc:creator>
              <dc:date>2012-06-15T11:42:00</dc:date>
            </office:change-info>
            <text:p text:style-name="P1">this particular area </text:p>
          </text:deletion>
        </text:changed-region>
        <text:changed-region xml:id="ct832009216" text:id="ct832009216">
          <text:insertion>
            <office:change-info>
              <dc:creator>Bob Jacobsen</dc:creator>
              <dc:date>2012-06-15T11:42:00</dc:date>
            </office:change-info>
          </text:insertion>
        </text:changed-region>
        <text:changed-region xml:id="ct803178704" text:id="ct803178704">
          <text:insertion>
            <office:change-info>
              <dc:creator>Bob Jacobsen</dc:creator>
              <dc:date>2012-06-15T11:43:00</dc:date>
            </office:change-info>
          </text:insertion>
        </text:changed-region>
        <text:changed-region xml:id="ct831592928" text:id="ct831592928">
          <text:deletion>
            <office:change-info>
              <dc:creator>Bob Jacobsen</dc:creator>
              <dc:date>2012-06-15T11:43:00</dc:date>
            </office:change-info>
            <text:p text:style-name="P1"/>
            <text:p text:style-name="P1"/>
            <text:p text:style-name="P1">(Include some XML for the basic information?)</text:p>
          </text:deletion>
        </text:changed-region>
        <text:changed-region xml:id="ct831575264" text:id="ct831575264">
          <text:insertion>
            <office:change-info>
              <dc:creator>Bob Jacobsen</dc:creator>
              <dc:date>2012-06-08T15:2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Introduction</text:h>
      <text:p text:style-name="P1">Consider a "network browser" that can show more specific information on the nodes, e.g. their type information, user-given names, etc. To do that, the browser could</text:p>
      <text:p text:style-name="P1"/>
      <text:list xml:id="list1473252391" text:style-name="L1">
        <text:list-item>
          <text:p text:style-name="P16">Read the configuration description information (CDI)</text:p>
        </text:list-item>
      </text:list>
      <text:p text:style-name="P1"/>
      <text:list xml:id="list1697790420" text:style-name="L2">
        <text:list-item>
          <text:p text:style-name="P17">Parse out the first section(s)</text:p>
        </text:list-item>
      </text:list>
      <text:p text:style-name="P1"/>
      <text:list xml:id="list232192397" text:style-name="L3">
        <text:list-item>
          <text:p text:style-name="P18">Do memory-access configuration reads to get the information.</text:p>
        </text:list-item>
      </text:list>
      <text:p text:style-name="P1"/>
      <text:p text:style-name="P1">That last step is very fast. The browser could do the necessary configuration reads in a small fraction of a second, at least on an idle CAN segment. </text:p>
      <text:p text:style-name="P1"/>
      <text:p text:style-name="P1">But the first two steps are not-so-fast. The CDI is a very powerful and general method to describe all about the node, but it's a handful to read &amp; parse when you just want to get some specific information.</text:p>
      <text:p text:style-name="P1"/>
      <text:p text:style-name="P1">This Standard provides an optional protocol that allows a node implementor to say "I keep my basic information in a common place", so that e.g. browser tools can pick that up quickly.</text:p>
      <text:p text:style-name="P1"/>
      <text:p text:style-name="P1">There are <text:change text:change-id="ct831837056"/><text:change-start text:change-id="ct831837296"/>several<text:change-end text:change-id="ct831837296"/> parts to this:</text:p>
      <text:p text:style-name="P1"/>
      <text:list xml:id="list1711134573" text:style-name="L4">
        <text:list-item>
          <text:p text:style-name="P19">A standardize<text:change-start text:change-id="ct803094832"/>d<text:change-end text:change-id="ct803094832"/> set of basic information &amp; its location in configuration space<text:change-start text:change-id="ct832030160"/> (called Abbreviated Config<text:change-end text:change-id="ct832030160"/><text:change-start text:change-id="ct832030256"/>uration Description Information ASCI; the ACDI acronym is confusingly like CDI, and perhaps a better one is needed). This allows th<text:change-end text:change-id="ct832030256"/><text:change-start text:change-id="ct832030384"/>e information to be rapidly retrieved via the Memory Configuration Protocol<text:change-end text:change-id="ct832030384"/><text:change-start text:change-id="ct803094544"/> without first reading the entire CDI.<text:change-end text:change-id="ct803094544"/></text:p>
        </text:list-item>
        <text:list-item>
          <text:p text:style-name="P19">A simple CAN protocol for returning it<text:change text:change-id="ct832104128"/><text:change-start text:change-id="ct832104224"/>: Simple Node Information Protocol SNIP, documented elsewhere.<text:change-end text:change-id="ct832104224"/></text:p>
        </text:list-item>
      </text:list>
      <text:p text:style-name="P1"/>
      <text:p text:style-name="P1">Why the <text:change text:change-id="ct832104448"/><text:change-start text:change-id="ct831788272"/>dedicated simple<text:change-end text:change-id="ct831788272"/> protocol? <text:s/>To make it even easier and faster to be retrieving this from a lot of nodes at once. <text:s/>Memory configuration is powerful and robust for doing complex configuration, particularly for writing to nodes, but it's a little heavy-weight when doing optional reads like for this purpose. <text:s/>The special protocol, which doesn't involve the buffering and acknowledgements of datagrams used for Memory Configuration, simplifies start-up in large networks, and makes it possible for low-capability nodes to gather basic information about the entire network<text:change text:change-id="ct831788400"/><text:change-start text:change-id="ct831788544"/>, even from nodes that don't implement the full datagram-based Memory<text:change-end text:change-id="ct831788544"/><text:change-start text:change-id="ct831788672"/> Configuration Protocol.<text:change-end text:change-id="ct831788672"/><text:change-start text:change-id="ct831790624"/></text:p>
      <text:p text:style-name="P1"><text:soft-page-break/></text:p>
      <text:p text:style-name="P1">These <text:span text:style-name="T6">can</text:span> be independently provided. ACDI <text:span text:style-name="T6">can</text:span> exist without SNIP; you just <text:span text:style-name="T6">have</text:span> to use Memory Config to retrieve the data, but once PIP has told you ACDI is present, you know the format of (some of) the CDI-described information. SNIP can work without ACDI<text:change-end text:change-id="ct831790624"/><text:change-start text:change-id="ct831790752"/>, with the content being stored at some random place in memory. <text:s/>But they work better together.<text:change-end text:change-id="ct831790752"/></text:p>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text:change text:change-id="ct831790848"/><text:change-start text:change-id="ct831790944"/>Must appear in PIP.<text:change-end text:change-id="ct831790944"/><text:change-start text:change-id="ct398423664"/></text:p>
      <text:p text:style-name="Standard"/>
      <text:h text:style-name="Heading_20_1" text:outline-level="1">XML specification</text:h>
      <text:p text:style-name="Standard">The &lt;acdi fixed=”1” var=”1”&gt; element <text:span text:style-name="T7">in the CDI XML file indicates that the ACDI</text:span><text:change-end text:change-id="ct398423664"/><text:change-start text:change-id="ct801291840"/><text:span text:style-name="T7"> is present. <text:s/>The two attributes indicate the version numbers of the fixed and variable information. <text:s/>Only “1” is defines as valid at this time; if the ACDI hasn't been read as part of reading CDI, version “1” must be assumed for both.</text:span></text:p>
      <text:p text:style-name="Standard"><text:span text:style-name="T7">Use of the &lt;acdi&gt; element is recommended, but not required. It saves space and transfer time. It's also permissible for the CDI to indicate the equivalent content, which is:</text:span></text:p>
      <text:p text:style-name="HTML_20_Body"><text:change-end text:change-id="ct801291840"/><text:change-start text:change-id="ct831925680"/><text:span text:style-name="Example"><text:span text:style-name="T11">&lt;segment origin="0" space="252"&gt;</text:span></text:span></text:p>
      <text:p text:style-name="HTML_20_Body"><text:span text:style-name="Example"><text:span text:style-name="T11"><text:tab/>&lt;name&gt;Manufacturer Identification&lt;/name&gt;</text:span></text:span></text:p>
      <text:p text:style-name="HTML_20_Body"><text:span text:style-name="Example"><text:span text:style-name="T11"><text:tab/>&lt;string size=”20”&gt;&lt;name&gt;Manufacturer&lt;/name&gt;&lt;/string&gt;</text:span></text:span></text:p>
      <text:p text:style-name="HTML_20_Body"><text:span text:style-name="Example"><text:span text:style-name="T11"><text:tab/>&lt;string size=”20”&gt;&lt;name&gt;Model&lt;/name&gt;&lt;/string&gt;</text:span></text:span></text:p>
      <text:p text:style-name="HTML_20_Body"><text:span text:style-name="Example"><text:span text:style-name="T11"><text:tab/>&lt;string size=”12”&gt;&lt;name&gt;Hardware Version&lt;/name&gt;&lt;/string&gt;</text:span></text:span></text:p>
      <text:p text:style-name="HTML_20_Body"><text:span text:style-name="Example"><text:span text:style-name="T11"><text:tab/>&lt;string size=”12”&gt;&lt;name&gt;Software Version&lt;/name&gt;&lt;/string&gt;</text:span></text:span></text:p>
      <text:p text:style-name="HTML_20_Body"><text:span text:style-name="Example"><text:span text:style-name="T11">&lt;/segment&gt;</text:span></text:span></text:p>
      <text:p text:style-name="HTML_20_Body"><text:span text:style-name="Example"><text:span text:style-name="T11">&lt;segment origin="0" space="251"&gt;</text:span></text:span></text:p>
      <text:p text:style-name="HTML_20_Body"><text:span text:style-name="Example"><text:span text:style-name="T11"><text:tab/>&lt;name&gt;User Identification&lt;/name&gt;</text:span></text:span></text:p>
      <text:p text:style-name="HTML_20_Body"><text:span text:style-name="Example"><text:span text:style-name="T11"><text:tab/>&lt;string size=”20”&gt;&lt;name&gt;Name&lt;/name&gt;&lt;/string&gt;</text:span></text:span></text:p>
      <text:p text:style-name="HTML_20_Body"><text:span text:style-name="Example"><text:span text:style-name="T11"><text:tab/>&lt;string size=”44”&gt;&lt;name&gt;Description&lt;/name&gt;&lt;/string&gt;</text:span></text:span></text:p>
      <text:p text:style-name="HTML_20_Body"><text:span text:style-name="Example"><text:span text:style-name="T11">&lt;/segment&gt;</text:span></text:span></text:p>
      <text:p text:style-name="Standard"><text:change-end text:change-id="ct831925680"/><text:change-start text:change-id="ct397557232"/><text:span text:style-name="T7">(the spaces are 0xFC and 0xFB respectively)</text:span><text:change-end text:change-id="ct397557232"/><text:change-start text:change-id="ct540746816"/></text:p>
      <text:p text:style-name="Standard"><text:span text:style-name="T7">The name elements are not required, but the segment and string elements must be arranged so that the memory arrangement is identical.</text:span><text:change-end text:change-id="ct540746816"/></text:p>
      <text:h text:style-name="Heading_20_1" text:outline-level="1"><text:soft-page-break/>Stuff to be merged into the above</text:h>
      <text:p text:style-name="Text_20_body"><text:change text:change-id="ct831791296"/><text:change-start text:change-id="ct831791424"/>How it works<text:change-end text:change-id="ct831791424"/></text:p>
      <text:p text:style-name="P1"/>
      <text:p text:style-name="P1">1) A node denotes that it has this capability using a specific bit in the Protocol Identification Protocol (1 CAN exchange to check that)</text:p>
      <text:p text:style-name="P1"/>
      <text:p text:style-name="P1">2) If it does, the basic information can be found in a specific place in the configuration space (specific, well-known address space, location, and format), so can be directly read via configuration reads (datagram access, with small CAN overhead)</text:p>
      <text:p text:style-name="P1"/>
      <text:p text:style-name="P1">For this to work, there needs to be a common content (so that we don't need another layer of CDI-like stuff to define this content too). Hence this note. What should be in that content? </text:p>
      <text:p text:style-name="P1"/>
      <text:p text:style-name="P1">Some fixed info:</text:p>
      <text:p text:style-name="P1"/>
      <text:p text:style-name="P1">*) A version number, so we can extend this later<text:change-start text:change-id="ct831579248"/>: Initially 1.<text:change-end text:change-id="ct831579248"/></text:p>
      <text:p text:style-name="P1">*) A manufacturer name </text:p>
      <text:p text:style-name="P1">*) A manufacturer-issued node type name</text:p>
      <text:p text:style-name="P1"><text:change-start text:change-id="ct831791840"/>*) Hardware version</text:p>
      <text:p text:style-name="P1">*) Software version</text:p>
      <text:p text:style-name="P1"><text:change-end text:change-id="ct831791840"/><text:change text:change-id="ct831791968"/></text:p>
      <text:p text:style-name="P1">Some variable info, which the user can change:</text:p>
      <text:p text:style-name="P1"/>
      <text:p text:style-name="P1">*) Name</text:p>
      <text:p text:style-name="P1">*) <text:change text:change-id="ct287989408"/><text:change-start text:change-id="ct858918640"/>Description</text:p>
      <text:p text:style-name="P1"/>
      <text:p text:style-name="P1"><text:change-end text:change-id="ct858918640"/><text:change text:change-id="ct523268464"/>These variable items don't have to be provided, but if they are, they can be just the usual identification items that are accessible by the full configuration protocol, configured by the user with the full configuration protocol, but then made available for a quick read this way.</text:p>
      <text:p text:style-name="P1"/>
      <text:p text:style-name="P1">It would be nice to keep this somewhat compact, with the most useful (in the sense of "people will want to see this quickly") info at the front. Reading a full datagram (64 bytes <text:change-start text:change-id="ct287706336"/>memory-read <text:change-end text:change-id="ct287706336"/>payload<text:change text:change-id="ct859654944"/>) would let us sample about 50 nodes in a second (idle bus), which is fine. Another factor of 4 larger might start to seem slow to the user, though. The whole idea is to be able to get a view of even large networks faster than a user can browse through the info on an screen. The user can then select a small number of specific nodes that are interesting, pull the full CDI and work with the entire configuration information of those nodes.</text:p>
      <text:p text:style-name="P1"/>
      <text:p text:style-name="P1"><text:change text:change-id="ct859639824"/><text:change-start text:change-id="ct859450880"/>Content<text:change-end text:change-id="ct859450880"/></text:p>
      <text:p text:style-name="P1"/>
      <text:p text:style-name="P1">Spaces chosen to be right below CDI, so they leave as much contiguous as possible.</text:p>
      <text:p text:style-name="P1"/>
      <text:p text:style-name="P1">Up to designer to decide on size (0 bytes, small, large) of icon information.</text:p>
      <text:p text:style-name="P1"/>
      <text:p text:style-name="P1">The memory access in those three spaces doesn't mean that is has to be stored that way.</text:p>
      <text:p text:style-name="P1"><text:soft-page-break/></text:p>
      <text:p text:style-name="P1">The use of zero-terminated strings<text:change text:change-id="ct858802768"/><text:change-start text:change-id="ct859423744"/> within fixed size slots.<text:change-end text:change-id="ct859423744"/></text:p>
      <text:p text:style-name="P1"/>
      <text:p text:style-name="P1"/>
      <text:p text:style-name="P1">(Comment provides a longer field, not computer parsed; node name is a short thing for e.g. headings, etc)<text:change text:change-id="ct859452176"/></text:p>
      <text:p text:style-name="P1"/>
      <text:p text:style-name="P1">Two spaces provided for simplicity in implementation, as we imagine that some will be from a permanent memory and some will be user configurable.</text:p>
      <text:p text:style-name="P1"><text:change-start text:change-id="ct527604624"/></text:p>
      <text:p text:style-name="P1">Memory-access has some special support <text:change-end text:change-id="ct527604624"/><text:change-start text:change-id="ct398078736"/>for these spaces in the “Get Configuration Options” <text:span text:style-name="T6">command</text:span>, so that you don't have to poll the spaces individually. <text:s/>But you don't really need to do that anyway, as (1) they have to be there once the ACDI bit is set in PIP and (2) you'll just get a zero-length reply if they<text:change-end text:change-id="ct398078736"/><text:change-start text:change-id="ct540204896"/>'re not.</text:p>
      <text:p text:style-name="P1"/>
      <text:p text:style-name="P1">Chosen to fix in a single 64-byte read operation.</text:p>
      <text:p text:style-name="P1"><text:change-end text:change-id="ct540204896"/></text:p>
      <text:p text:style-name="P1">Strings just concatenate with null termination. A missing value is then just a null byte. </text:p>
      <text:p text:style-name="P1"/>
      <text:p text:style-name="P1">Could get in e.g. 30 character manufacturer, 16 character node type, 8 character version into single datagram. (This is just fixed data in memory)</text:p>
      <text:p text:style-name="P1"/>
      <text:p text:style-name="P1">Protocol ID protocol specifies whether this is present, so no more confirmation information is needed.</text:p>
      <text:p text:style-name="P1"/>
      <text:p text:style-name="P1">Later versions with higher A<text:change text:change-id="ct831592704"/>CDI version numbers could contain more fields, result in more than one datagram in reply, etc. But for expansion purposes, they should be proper supersets of this.</text:p>
      <text:p text:style-name="P1"><text:change-start text:change-id="ct831792368"/></text:p>
      <text:p text:style-name="P1">Described in <text:span text:style-name="T6">the</text:span> XML as the &lt;acdi version=”1”&gt; element. <text:s/>T<text:change-end text:change-id="ct831792368"/><text:change-start text:change-id="ct539018752"/>hat's the equivalent of:</text:p>
      <text:p text:style-name="P1"/>
      <text:p text:style-name="P1">&lt;segment origin='0' space='252'&gt;</text:p>
      <text:p text:style-name="P1"><text:s text:c="4"/>&lt;group&gt;</text:p>
      <text:p text:style-name="P1"><text:s text:c="8"/>&lt;name&gt;Manufacturer Information&lt;/name&gt;</text:p>
      <text:p text:style-name="P1"><text:s text:c="8"/>&lt;description&gt;Manufacturer-provided fixed node description&lt;/description&gt;</text:p>
      <text:p text:style-name="P1"><text:s text:c="8"/>&lt;string size='23'&gt;</text:p>
      <text:p text:style-name="P1"><text:s text:c="12"/>&lt;name&gt;Manufacturer Name&lt;/name&gt;</text:p>
      <text:p text:style-name="P1"><text:s text:c="8"/>&lt;/string&gt;</text:p>
      <text:p text:style-name="P1"><text:s text:c="8"/>&lt;string size='23'&gt;</text:p>
      <text:p text:style-name="P1"><text:s text:c="12"/>&lt;name&gt;Node Type&lt;/name&gt;</text:p>
      <text:p text:style-name="P1"><text:s text:c="8"/>&lt;/string&gt;</text:p>
      <text:p text:style-name="P1"><text:s text:c="8"/>&lt;string size='9'&gt;</text:p>
      <text:p text:style-name="P1"><text:s text:c="12"/>&lt;name&gt;Hardware Version&lt;/name&gt;</text:p>
      <text:p text:style-name="P1"><text:s text:c="8"/>&lt;/string&gt;</text:p>
      <text:p text:style-name="P1"><text:s text:c="8"/>&lt;string size='9'&gt;</text:p>
      <text:p text:style-name="P1"><text:s text:c="12"/>&lt;name&gt;Software Version&lt;/name&gt;</text:p>
      <text:p text:style-name="P1"><text:s text:c="8"/>&lt;/string&gt;</text:p>
      <text:p text:style-name="P1"><text:s text:c="5"/>&lt;/group&gt;</text:p>
      <text:p text:style-name="P1"><text:soft-page-break/>&lt;/segment&gt;</text:p>
      <text:p text:style-name="P1"/>
      <text:p text:style-name="P1">&lt;segment origin='0' space='251'&gt;</text:p>
      <text:p text:style-name="P1"><text:s text:c="4"/>&lt;group&gt;</text:p>
      <text:p text:style-name="P1"><text:s text:c="8"/>&lt;name&gt;User Identification&lt;/name&gt;</text:p>
      <text:p text:style-name="P1"><text:s text:c="8"/>&lt;description&gt;Lets the user add his own description&lt;/description&gt;</text:p>
      <text:p text:style-name="P1"><text:s text:c="8"/>&lt;string size='21'&gt;</text:p>
      <text:p text:style-name="P1"><text:s text:c="12"/>&lt;name&gt;Node Name&lt;/name&gt;</text:p>
      <text:p text:style-name="P1"><text:s text:c="8"/>&lt;/string&gt;</text:p>
      <text:p text:style-name="P1"><text:s text:c="8"/>&lt;string size='43'&gt;</text:p>
      <text:p text:style-name="P1"><text:s text:c="12"/>&lt;name&gt;Node Description&lt;/name&gt;</text:p>
      <text:p text:style-name="P1"><text:s text:c="8"/>&lt;/string&gt;</text:p>
      <text:p text:style-name="P1"><text:s text:c="4"/>&lt;/group&gt;</text:p>
      <text:p text:style-name="P1">&lt;/segment&gt;<text:change-end text:change-id="ct539018752"/><text:change-start text:change-id="ct832099280"/></text:p>
      <text:p text:style-name="P1"/>
      <text:p text:style-name="P1">All these work together, and have to be consistently done:</text:p>
      <text:list xml:id="list1169072580" text:style-name="L5">
        <text:list-item>
          <text:p text:style-name="P20">ACDI is marked as present in PIP (requires memory-access, CDI be set too)</text:p>
        </text:list-item>
        <text:list-item>
          <text:p text:style-name="P20">Memory config has the two spaces available</text:p>
        </text:list-item>
        <text:list-item>
          <text:p text:style-name="P20">CDI carries the &lt;acdi&gt; element</text:p>
        </text:list-item>
      </text:list>
      <text:p text:style-name="P1"><text:change-end text:change-id="ct832099280"/></text:p>
      <text:p text:style-name="P1"/>
      <text:h text:style-name="Heading_20_2" text:outline-level="2"><text:change text:change-id="ct832008752"/><text:change-start text:change-id="ct832008848"/>Notes<text:change-end text:change-id="ct832008848"/><text:change text:change-id="ct832008944"/></text:h>
      <text:p text:style-name="P1"/>
      <text:p text:style-name="P1"><text:change text:change-id="ct832009344"/><text:change-start text:change-id="ct832009216"/>The definition <text:change-end text:change-id="ct832009216"/><text:change-start text:change-id="ct803178704"/>of the manufacturer-provided information <text:change-end text:change-id="ct803178704"/>is intended to be vague and hand wavy, based on the discussions in the NMRA DCC group. Manufacturers _don't_ want to be told what to call their nodes. They want a place for a "Manufacturer-issued node type" where they can put whatever "node type" name they want to. No more normalization of that content than that is likely to succeed. Certainly not model number; most aren't numbers but some are. Some DCC decoders don't even have model names. <text:change text:change-id="ct831592928"/></text:p>
      <text:p text:style-name="P1"/>
      <text:p text:style-name="P1">Basic information does <text:span text:style-name="T4">not</text:span> need to be present if this protocol is not marked; store anything you like.</text:p>
      <text:p text:style-name="P1"/>
      <text:p text:style-name="P1">Should there be a size limit (overall or just for each part) to allow buffer size calculations to be done in advance?<text:change-start text:change-id="ct831575264"/> <text:s/>(This is tied to SNII etc; we're <text:span text:style-name="T4">defining</text:span> fixed locations <text:span text:style-name="T4">in memory</text:span><text:span text:style-name="T5">, so they have to be fixed length strings.)</text:span></text:p>
      <text:p text:style-name="P10"/>
      <text:p text:style-name="P10"/>
      <text:p text:style-name="P10"><text:change-end text:change-id="ct831575264"/></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3"><text:s/>1 Introduction<text:tab/>1</text:p>
          <text:p text:style-name="P13"><text:s/>2 Annotations to the Standard<text:tab/>1</text:p>
          <text:p text:style-name="P12"><text:s/>2.1 Introduction<text:tab/>1</text:p>
          <text:p text:style-name="P12"><text:soft-page-break/><text:s/>2.2 Intended Use<text:tab/>2</text:p>
          <text:p text:style-name="P12"><text:s/>2.3 Reference and Context<text:tab/>2</text:p>
          <text:p text:style-name="P13"><text:s/>3 Stuff to be merged into the above<text:tab/>2</text:p>
          <text:p text:style-name="P12"><text:s/>3.1 Simple Node Identification Information<text:tab/>3</text:p>
        </text:index-body>
      </text:table-of-content>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xample"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tracked-changes>
          <text:changed-region xml:id="ct832485072" text:id="ct832485072">
            <text:deletion>
              <office:change-info>
                <dc:creator>Bob Jacobsen</dc:creator>
                <dc:date>2012-06-15T11:33:00</dc:date>
              </office:change-info>
              <text:p text:style-name="MP1">I/SNI </text:p>
            </text:deletion>
          </text:changed-region>
          <text:changed-region xml:id="ct288790656" text:id="ct288790656">
            <text:deletion>
              <office:change-info>
                <dc:creator>Bob Jacobsen</dc:creator>
                <dc:date>2012-06-15T11:34:00</dc:date>
              </office:change-info>
              <text:p text:style-name="MP1">ACD</text:p>
            </text:deletion>
          </text:changed-region>
          <text:changed-region xml:id="ct831931456" text:id="ct831931456">
            <text:insertion>
              <office:change-info>
                <dc:creator>Bob Jacobsen</dc:creator>
                <dc:date>2012-06-15T11:34:00</dc:date>
              </office:change-info>
            </text:insertion>
          </text:changed-region>
          <text:changed-region xml:id="ct831931584" text:id="ct831931584">
            <text:insertion>
              <office:change-info>
                <dc:creator>Bob Jacobsen</dc:creator>
                <dc:date>2012-06-15T11:33:00</dc:date>
              </office:change-info>
            </text:insertion>
          </text:changed-region>
        </text:tracked-changes>
        <text:p text:style-name="MP1"><draw:custom-shape text:anchor-type="char" draw:z-index="5"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text:change text:change-id="ct832485072"/><text:change text:change-id="ct288790656"/><text:change-start text:change-id="ct831931456"/>Abbreviated Configuration Description Information<text:change-end text:change-id="ct831931456"/><text:change-start text:change-id="ct831931584"/> <text:change-end text:change-id="ct831931584"/>Technical Note</text:p>
      </style:header>
      <style:footer>
        <text:p text:style-name="MP4"><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3</text:page-number></text:span></text:span><text:span text:style-name="Page_20_Number"><text:span text:style-name="MT2"> of </text:span></text:span><text:span text:style-name="Page_20_Number"><text:span text:style-name="MT2"><text:page-count style:num-format="1">6</text:page-count></text:span></text:span><text:span text:style-name="Page_20_Number"><text:span text:style-name="MT2"> - </text:span></text:span><text:span text:style-name="Page_20_Number"><text:span text:style-name="MT2"><text:date style:data-style-name="N75" text:date-value="2012-07-08T21:30:13.99">Jul 8, 2012</text:date></text:span></text:span></text:p>
      </style:footer>
    </style:master-page>
    <style:master-page style:name="First_20_Page" style:display-name="First Page" style:page-layout-name="Mpm2" style:next-style-name="Standard">
      <style:header>
        <text:tracked-changes>
          <text:changed-region xml:id="ct802331024" text:id="ct802331024">
            <text:deletion>
              <office:change-info>
                <dc:creator>Bob Jacobsen</dc:creator>
                <dc:date>2012-06-15T11:33:00</dc:date>
              </office:change-info>
              <text:p text:style-name="MP7"><text:s/>/ Simple Node Identification</text:p>
            </text:deletion>
          </text:changed-region>
        </text:tracked-changes>
        <text:p text:style-name="MP5"><draw:custom-shape text:anchor-type="char" draw:z-index="0" draw:name="PowerPlusWaterMarkObject1" draw:style-name="Mgr1" draw:text-style-name="MP3" svg:width="6.5461in" svg:height="2.6185in" draw:transform="skewX (-6.73624118882305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6"><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Abbreviated Configuration Description Information<text:change text:change-id="ct802331024"/></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2-07-08T21:30:13.99">Jul 8, 2012</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3</text:page-number></text:span></text:span><text:span text:style-name="Page_20_Number"><text:span text:style-name="MT4"> of </text:span></text:span><text:span text:style-name="Page_20_Number"><text:span text:style-name="MT4"><text:page-count style:num-format="1">6</text:page-count></text:span></text:span><text:span text:style-name="Page_20_Number"><text:span text:style-name="MT4"> - </text:span></text:span><text:span text:style-name="Page_20_Number"><text:span text:style-name="MT4"><text:date style:data-style-name="N75" text:date-value="2012-07-08T21:30:13.99">Jul 8, 2012</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 Technical Note</dc:title>
    <meta:initial-creator>Alex Shepherd</meta:initial-creator>
    <meta:creation-date>2009-01-22T07:11:27</meta:creation-date>
    <meta:editing-cycles>93</meta:editing-cycles>
    <meta:editing-duration>PT15H33M20S</meta:editing-duration>
    <meta:generator>OpenOffice.org/3.3$Unix OpenOffice.org_project/330m20$Build-9567</meta:generator>
    <dc:date>2012-07-08T21:30:14</dc:date>
    <dc:creator>Bob Jacobsen</dc:creator>
    <meta:document-statistic meta:table-count="1" meta:image-count="1" meta:object-count="0" meta:page-count="6" meta:paragraph-count="144" meta:word-count="1631" meta:character-count="10517"/>
    <meta:user-defined meta:name="Info 1"/>
    <meta:user-defined meta:name="Info 2"/>
    <meta:user-defined meta:name="Info 3"/>
    <meta:user-defined meta:name="Info 4"/>
  </office:meta>
</office:document-meta>
</file>